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" fo:font-weight="bold" officeooo:rsid="001a4510" officeooo:paragraph-rsid="001a4510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weight="bold" officeooo:rsid="001a4510" officeooo:paragraph-rsid="001a4510" style:font-weight-asian="bold" style:font-weight-complex="bold"/>
    </style:style>
    <style:style style:name="P3" style:family="paragraph" style:parent-style-name="Text_20_body">
      <style:paragraph-properties fo:line-height="100%" fo:text-align="justify" style:justify-single-word="false"/>
      <style:text-properties style:font-name="Arial" fo:font-weight="bold" officeooo:rsid="001a4510" officeooo:paragraph-rsid="001a4510" style:font-weight-asian="bold" style:font-weight-complex="bold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Arial" fo:font-weight="bold" officeooo:rsid="001bc58e" officeooo:paragraph-rsid="001bc58e" style:font-weight-asian="bold" style:font-weight-complex="bold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Arial"/>
    </style:style>
    <style:style style:name="P6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1bc58e" style:font-weight-asian="bold" style:font-weight-complex="bold"/>
    </style:style>
    <style:style style:name="P7" style:family="paragraph" style:parent-style-name="Text_20_body" style:list-style-name="L1">
      <style:paragraph-properties fo:line-height="100%" fo:text-align="justify" style:justify-single-word="false"/>
      <style:text-properties officeooo:paragraph-rsid="001bc58e"/>
    </style:style>
    <style:style style:name="P8" style:family="paragraph" style:parent-style-name="Text_20_body" style:list-style-name="L1">
      <style:paragraph-properties fo:line-height="100%" fo:text-align="justify" style:justify-single-word="false"/>
      <style:text-properties officeooo:rsid="001bc58e" officeooo:paragraph-rsid="001bc58e"/>
    </style:style>
    <style:style style:name="P9" style:family="paragraph" style:parent-style-name="Text_20_body">
      <style:paragraph-properties fo:line-height="100%"/>
      <style:text-properties fo:font-weight="normal" officeooo:rsid="001cbf78" officeooo:paragraph-rsid="001cbf78" style:font-weight-asian="normal" style:font-weight-complex="normal"/>
    </style:style>
    <style:style style:name="P10" style:family="paragraph" style:parent-style-name="Text_20_body">
      <style:paragraph-properties fo:line-height="100%" fo:text-align="justify" style:justify-single-word="false"/>
      <style:text-properties fo:font-weight="normal" officeooo:rsid="001cbf78" officeooo:paragraph-rsid="001dfe8a" style:font-weight-asian="normal" style:font-weight-complex="normal"/>
    </style:style>
    <style:style style:name="P11" style:family="paragraph" style:parent-style-name="Text_20_body">
      <style:paragraph-properties fo:line-height="100%" fo:text-align="justify" style:justify-single-word="false"/>
      <style:text-properties fo:font-weight="normal" officeooo:rsid="001cbf78" officeooo:paragraph-rsid="001cbf78" style:font-weight-asian="normal" style:font-weight-complex="normal"/>
    </style:style>
    <style:style style:name="P12" style:family="paragraph" style:parent-style-name="Numbering_20_5">
      <style:paragraph-properties fo:margin-left="0in" fo:margin-right="0in" fo:line-height="100%" fo:text-align="center" style:justify-single-word="false" fo:text-indent="0in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c58e" style:font-weight-asian="normal" style:font-weight-complex="normal"/>
    </style:style>
    <style:style style:name="T4" style:family="text">
      <style:text-properties officeooo:rsid="001bc58e"/>
    </style:style>
    <style:style style:name="T5" style:family="text">
      <style:text-properties style:font-name="Arial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1bc58e" style:font-weight-asian="normal" style:font-weight-complex="normal"/>
    </style:style>
    <style:style style:name="T8" style:family="text">
      <style:text-properties style:font-name="Arial" fo:font-weight="normal" officeooo:rsid="001cbf78" style:font-weight-asian="normal" style:font-weight-complex="normal"/>
    </style:style>
    <style:style style:name="T9" style:family="text">
      <style:text-properties style:font-name="Arial" officeooo:rsid="001dfe8a"/>
    </style:style>
    <style:style style:name="T10" style:family="text">
      <style:text-properties officeooo:rsid="001cbf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2in" fo:text-indent="-0.25in" fo:margin-left="3.2882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9.Izmena informacija o aranžmanu</text:p>
      <text:p text:style-name="P1"/>
      <text:p text:style-name="P2"/>
      <text:p text:style-name="P5"><text:span text:style-name="T1">1)Kratak opis</text:span>:</text:p>
      <text:p text:style-name="P5">Izmena informacija o aranžmanu je slučaj upotrebe u kome se formalizuje način na koji koordinator za aranžmane vrši izmenu informacija vezanih za neki ordeđeni aranžman koji postoji u okviru turističke agencije. U izmeni informacija o aranžmanu učestvuje koordinator za aranžmene koji vrši izmenu<text:span text:style-name="T10"> na aranžmanu.</text:span></text:p>
      <text:p text:style-name="P3">2)Učesnici<text:span text:style-name="T2">:</text:span></text:p>
      <text:p text:style-name="P3"><text:span text:style-name="T2">Koordinator za aranžmane</text:span><text:span text:style-name="T3">.</text:span></text:p>
      <text:p text:style-name="P3">3)Preduslov<text:span text:style-name="T2">:</text:span></text:p>
      <text:p text:style-name="P3"><text:span text:style-name="T2">Aranžman kojem koordinator za aranžmane zeli da promeni informacije postoji u ponudi turističke agencije.</text:span></text:p>
      <text:p text:style-name="P3">4)Postuslovi<text:span text:style-name="T2">:</text:span></text:p>
      <text:p text:style-name="P4"><text:span text:style-name="T2">Stanje u sistemu je ažurirano.</text:span></text:p>
      <text:p text:style-name="P4"><text:span text:style-name="T2"><text:s/></text:span>5)Osnovni tok<text:span text:style-name="T2">:</text:span></text:p>
      <text:list xml:id="list3433673900644642498" text:style-name="L1">
        <text:list-item>
          <text:p text:style-name="P7"><text:span text:style-name="T7">Koordinator za aranžmane bira aranžman iz ponude turističke agencije.</text:span></text:p>
        </text:list-item>
        <text:list-item>
          <text:p text:style-name="P7"><text:span text:style-name="T7">Koordinator za aranžmane menja smestaj.</text:span></text:p>
        </text:list-item>
        <text:list-item>
          <text:p text:style-name="P7"><text:span text:style-name="T7">Koordinator za aranžmane menja prevoz.</text:span></text:p>
        </text:list-item>
        <text:list-item>
          <text:p text:style-name="P8"><text:span text:style-name="T6">Koordinator za aranžmane menja turističkog vodiča.</text:span></text:p>
        </text:list-item>
        <text:list-item>
          <text:p text:style-name="P8"><text:span text:style-name="T6">Koordinator za aranžmane unosi </text:span><text:span text:style-name="T8">nove</text:span><text:span text:style-name="T6"> podatke za aranžman u unapred zadatu formu.</text:span></text:p>
        </text:list-item>
        <text:list-item>
          <text:p text:style-name="P8"><text:span text:style-name="T6">Koordinator za aranžmane čuva datu formu u sistem.</text:span></text:p>
        </text:list-item>
        <text:list-item>
          <text:p text:style-name="P7"><text:span text:style-name="T7">Sistem evidentira unet aranžman sa dodavanjem statusa koji označava žekanje odobrenja.</text:span></text:p>
        </text:list-item>
      </text:list>
      <text:p text:style-name="P6"><text:span text:style-name="T5">6)Alternativni tokovi</text:span><text:span text:style-name="T6">:</text:span></text:p>
      <text:p text:style-name="P10"><text:span text:style-name="T5"><text:tab/>2. U slučaju da koordinator za aranžmane ne želi da promeni seštaj ovaj korak se preskače i slučaj upotrebe se nastavlja od koraka 3.</text:span></text:p>
      <text:p text:style-name="P10"><text:span text:style-name="T9"><text:tab/></text:span><text:span text:style-name="T5">3. U slučaju da koordinator za aranžmane ne želi da promeni prevoz ovaj korak se preskače i slučaj upotrebe se nastavlja od koraka 4.</text:span></text:p>
      <text:p text:style-name="P11"><text:span text:style-name="T5"><text:tab/>4. U slučaju da koordinator za aranžmane ne želi da promeni turističkog vodiča ovaj korak se preskače i slučaj upotrebe se nastavlja od koraka 5.</text:span></text:p>
      <text:p text:style-name="P11"><text:span text:style-name="T5"><text:tab/>5. U slučaju da koordinator za aranžmane nije napravio ni jednu promenu u koracima 2, 3, 4, slučaj uptrebe se završava.</text:span></text:p>
      <text:p text:style-name="P11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1:23:27.849365976</meta:creation-date>
    <meta:generator>LibreOffice/5.1.6.2$Linux_X86_64 LibreOffice_project/10m0$Build-2</meta:generator>
    <dc:date>2017-11-26T12:09:30.973254782</dc:date>
    <meta:editing-duration>PT11M21S</meta:editing-duration>
    <meta:editing-cycles>3</meta:editing-cycles>
    <meta:document-statistic meta:table-count="0" meta:image-count="0" meta:object-count="0" meta:page-count="2" meta:paragraph-count="22" meta:word-count="237" meta:character-count="1548" meta:non-whitespace-character-count="1335"/>
  </office:meta>
</office:document-meta>
</file>